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2024-03-13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2023-07-24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2022-04-08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2021-03-30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2020-03-05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2019-04-10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2018-03-22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2017-03-09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2016-03-09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2015-02-19 2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2014-03-11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2013-04-09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2012-03-29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2011-04-04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2010-04-07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2009-03-3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2008-03-24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97-03-14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96-03-09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95-09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95-03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94-12-19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94-09-15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94-07-21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94-02-22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94-01-19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93-12-17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93-11-18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93-06-18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93-05-18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93-04-15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93-02-22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93-01-27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92-12-16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92-11-17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92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92-09-17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92-08-26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92-07-21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92-06-1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92-05-19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92-04-16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92-03-05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91-02-25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90-03-29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9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9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8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8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8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8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8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8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8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8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7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7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7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7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7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7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7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7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7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7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6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6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6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6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6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6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6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5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4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2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1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1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1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1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1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1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0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0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0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0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0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0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0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0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80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7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032119414601</text:p>
          </table:table-cell>
          <table:table-cell office:value-type="string" calcext:value-type="string">
            <text:p>1976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01" meta:object-count="0"/>
    <meta:user-defined meta:name="AppVersion">3.0</meta:user-defined>
  </office:meta>
</office:document-meta>
</file>